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1" table:style-name="ta1">
        <table:shapes>
          <draw:frame draw:z-index="0" draw:style-name="gr1" draw:text-style-name="P1" svg:width="453.51pt" svg:height="255.09pt" svg:x="194.85pt" svg:y="2.83pt">
            <draw:object draw:notify-on-update-of-ranges="V1.A1:V1.A1 V1.A2:V1.A16 V1.C1:V1.C1 V1.C2:V1.C16 V1.B1:V1.B1 V1.B2:V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Época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iert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9007" calcext:value-type="float">
            <text:p>0.900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9526" calcext:value-type="float">
            <text:p>0.952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9656" calcext:value-type="float">
            <text:p>0.965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9736" calcext:value-type="float">
            <text:p>0.973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75" calcext:value-type="float">
            <text:p>0.075</text:p>
          </table:table-cell>
          <table:table-cell office:value-type="float" office:value="0.9784" calcext:value-type="float">
            <text:p>0.978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9819" calcext:value-type="float">
            <text:p>0.981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9853" calcext:value-type="float">
            <text:p>0.985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9877" calcext:value-type="float">
            <text:p>0.987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9911" calcext:value-type="float">
            <text:p>0.99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9927" calcext:value-type="float">
            <text:p>0.992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24" calcext:value-type="float">
            <text:p>0.024</text:p>
          </table:table-cell>
          <table:table-cell office:value-type="float" office:value="0.9939" calcext:value-type="float">
            <text:p>0.993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9946" calcext:value-type="float">
            <text:p>0.994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9958" calcext:value-type="float">
            <text:p>0.995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9965" calcext:value-type="float">
            <text:p>0.9965</text:p>
          </table:table-cell>
        </table:table-row>
      </table:table>
      <table:table table:name="V2" table:style-name="ta1">
        <table:shapes>
          <draw:frame draw:z-index="0" draw:style-name="gr1" draw:text-style-name="P1" svg:width="453.51pt" svg:height="255.09pt" svg:x="194.85pt" svg:y="2.83pt">
            <draw:object draw:notify-on-update-of-ranges="V2.A1:V2.A1 V2.A2:V2.A16 V2.B1:V2.B1 V2.B2:V2.B16 V2.C1:V2.C1 V2.C2:V2.C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Época 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ier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8989" calcext:value-type="float">
            <text:p>0.89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9618" calcext:value-type="float">
            <text:p>0.96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9712" calcext:value-type="float">
            <text:p>0.97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47" calcext:value-type="float">
            <text:p>0.0847</text:p>
          </table:table-cell>
          <table:table-cell office:value-type="float" office:value="0.9757" calcext:value-type="float">
            <text:p>0.97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9773" calcext:value-type="float">
            <text:p>0.97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9791" calcext:value-type="float">
            <text:p>0.97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9815" calcext:value-type="float">
            <text:p>0.98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9821" calcext:value-type="float">
            <text:p>0.98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9835" calcext:value-type="float">
            <text:p>0.98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9845" calcext:value-type="float">
            <text:p>0.98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9854" calcext:value-type="float">
            <text:p>0.98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1" calcext:value-type="float">
            <text:p>0.041</text:p>
          </table:table-cell>
          <table:table-cell office:value-type="float" office:value="0.9872" calcext:value-type="float">
            <text:p>0.98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9874" calcext:value-type="float">
            <text:p>0.9874</text:p>
          </table:table-cell>
        </table:table-row>
      </table:table>
      <table:table table:name="V3" table:style-name="ta1">
        <table:shapes>
          <draw:frame draw:z-index="0" draw:style-name="gr1" draw:text-style-name="P1" svg:width="453.51pt" svg:height="255.09pt" svg:x="194.85pt" svg:y="2.83pt">
            <draw:object draw:notify-on-update-of-ranges="V3.A1:V3.A1 V3.A2:V3.A21 V3.B1:V3.B1 V3.B2:V3.B21 V3.C1:V3.C1 V3.C2:V3.C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Época 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ier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7" calcext:value-type="float">
            <text:p>0.197</text:p>
          </table:table-cell>
          <table:table-cell office:value-type="float" office:value="0.9389" calcext:value-type="float">
            <text:p>0.93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6" calcext:value-type="float">
            <text:p>0.056</text:p>
          </table:table-cell>
          <table:table-cell office:value-type="float" office:value="0.9831" calcext:value-type="float">
            <text:p>0.98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9882" calcext:value-type="float">
            <text:p>0.98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9909" calcext:value-type="float">
            <text:p>0.99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9934" calcext:value-type="float">
            <text:p>0.99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6" calcext:value-type="float">
            <text:p>0.016</text:p>
          </table:table-cell>
          <table:table-cell office:value-type="float" office:value="0.9952" calcext:value-type="float">
            <text:p>0.99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3" calcext:value-type="float">
            <text:p>0.013</text:p>
          </table:table-cell>
          <table:table-cell office:value-type="float" office:value="0.9957" calcext:value-type="float">
            <text:p>0.99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9964" calcext:value-type="float">
            <text:p>0.99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9972" calcext:value-type="float">
            <text:p>0.99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9971" calcext:value-type="float">
            <text:p>0.99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9973" calcext:value-type="float">
            <text:p>0.99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9978" calcext:value-type="float">
            <text:p>0.99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9975" calcext:value-type="float">
            <text:p>0.99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9983" calcext:value-type="float">
            <text:p>0.99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9977" calcext:value-type="float">
            <text:p>0.99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6" calcext:value-type="float">
            <text:p>0.006</text:p>
          </table:table-cell>
          <table:table-cell office:value-type="float" office:value="0.9983" calcext:value-type="float">
            <text:p>0.99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9988" calcext:value-type="float">
            <text:p>0.99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9985" calcext:value-type="float">
            <text:p>0.9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E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2:22:29.960935955</meta:creation-date>
    <dc:date>2018-11-26T13:17:00.030572195</dc:date>
    <meta:editing-duration>PT40M53S</meta:editing-duration>
    <meta:editing-cycles>3</meta:editing-cycles>
    <meta:generator>LibreOffice/6.0.6.2$Linux_X86_64 LibreOffice_project/00m0$Build-2</meta:generator>
    <meta:document-statistic meta:table-count="3" meta:cell-count="1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4.636cm" svg:y="0.316cm" chart:style-name="ch2">
          <text:p>Versión 1. Épocas, loss y acierto</text:p>
        </chart:title>
        <chart:legend chart:legend-position="end" svg:x="14.16cm" svg:y="3.952cm" style:legend-expansion="high" chart:style-name="ch3"/>
        <chart:plot-area chart:style-name="ch4" table:cell-range-address="V1.A1:V1.C16" chart:data-source-has-labels="both" svg:x="0.32cm" svg:y="1.275cm" svg:width="13.52cm" svg:height="6.564cm">
          <chartooo:coordinate-region svg:x="1.047cm" svg:y="1.475cm" svg:width="12.606cm" svg:height="5.717cm"/>
          <chart:axis chart:dimension="x" chart:name="primary-x" chart:style-name="ch5" chartooo:axis-type="auto">
            <chartooo:date-scale/>
            <chart:title svg:x="6.56cm" svg:y="8.019cm" chart:style-name="ch6">
              <text:p>Época</text:p>
            </chart:title>
            <chart:categories table:cell-range-address="V1.A2:V1.A16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V1.C2:V1.C16" chart:label-cell-address="V1.C1:V1.C1" chart:class="chart:line">
            <chart:data-point chart:repeated="15"/>
          </chart:series>
          <chart:series chart:style-name="ch9" chart:values-cell-range-address="V1.B2:V1.B16" chart:label-cell-address="V1.B1:V1.B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ierto</text:p>
                <draw:g>
                  <svg:desc>V1.C1:V1.C1</svg:desc>
                </draw:g>
              </table:table-cell>
              <table:table-cell office:value-type="string">
                <text:p>Loss</text:p>
                <draw:g>
                  <svg:desc>V1.B1:V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V1.A2:V1.A16</svg:desc>
                </draw:g>
              </table:table-cell>
              <table:table-cell office:value-type="float" office:value="0.9007">
                <text:p>0.9007</text:p>
                <draw:g>
                  <svg:desc>V1.C2:V1.C16</svg:desc>
                </draw:g>
              </table:table-cell>
              <table:table-cell office:value-type="float" office:value="0.3603">
                <text:p>0.3603</text:p>
                <draw:g>
                  <svg:desc>V1.B2:V1.B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26">
                <text:p>0.9526</text:p>
              </table:table-cell>
              <table:table-cell office:value-type="float" office:value="0.1674">
                <text:p>0.167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656">
                <text:p>0.9656</text:p>
              </table:table-cell>
              <table:table-cell office:value-type="float" office:value="0.1205">
                <text:p>0.12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736">
                <text:p>0.9736</text:p>
              </table:table-cell>
              <table:table-cell office:value-type="float" office:value="0.0929">
                <text:p>0.09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784">
                <text:p>0.9784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819">
                <text:p>0.9819</text:p>
              </table:table-cell>
              <table:table-cell office:value-type="float" office:value="0.0622">
                <text:p>0.06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853">
                <text:p>0.9853</text:p>
              </table:table-cell>
              <table:table-cell office:value-type="float" office:value="0.0524">
                <text:p>0.05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877">
                <text:p>0.9877</text:p>
              </table:table-cell>
              <table:table-cell office:value-type="float" office:value="0.0439">
                <text:p>0.043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895">
                <text:p>0.9895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11">
                <text:p>0.9911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927">
                <text:p>0.9927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939">
                <text:p>0.993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946">
                <text:p>0.9946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958">
                <text:p>0.9958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965">
                <text:p>0.9965</text:p>
              </table:table-cell>
              <table:table-cell office:value-type="float" office:value="0.0149">
                <text:p>0.0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17cm" svg:y="0.316cm" chart:style-name="ch2">
          <text:p>Versión 2. Épocas, loss y aciertos</text:p>
        </chart:title>
        <chart:legend chart:legend-position="end" svg:x="14.16cm" svg:y="3.952cm" style:legend-expansion="high" chart:style-name="ch3"/>
        <chart:plot-area chart:style-name="ch4" table:cell-range-address="V2.A1:V2.C16" chart:data-source-has-labels="both" svg:x="0.32cm" svg:y="1.275cm" svg:width="13.52cm" svg:height="6.564cm">
          <chartooo:coordinate-region svg:x="1.047cm" svg:y="1.475cm" svg:width="12.606cm" svg:height="5.717cm"/>
          <chart:axis chart:dimension="x" chart:name="primary-x" chart:style-name="ch5" chartooo:axis-type="auto">
            <chartooo:date-scale/>
            <chart:title svg:x="6.56cm" svg:y="8.019cm" chart:style-name="ch6">
              <text:p>Época</text:p>
            </chart:title>
            <chart:categories table:cell-range-address="V2.A2:V2.A16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V2.B2:V2.B16" chart:label-cell-address="V2.B1:V2.B1" chart:class="chart:line">
            <chart:data-point chart:repeated="15"/>
          </chart:series>
          <chart:series chart:style-name="ch9" chart:values-cell-range-address="V2.C2:V2.C16" chart:label-cell-address="V2.C1:V2.C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  <draw:g>
                  <svg:desc>V2.B1:V2.B1</svg:desc>
                </draw:g>
              </table:table-cell>
              <table:table-cell office:value-type="string">
                <text:p>Acierto</text:p>
                <draw:g>
                  <svg:desc>V2.C1:V2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V2.A2:V2.A16</svg:desc>
                </draw:g>
              </table:table-cell>
              <table:table-cell office:value-type="float" office:value="0.3648">
                <text:p>0.3648</text:p>
                <draw:g>
                  <svg:desc>V2.B2:V2.B16</svg:desc>
                </draw:g>
              </table:table-cell>
              <table:table-cell office:value-type="float" office:value="0.8989">
                <text:p>0.8989</text:p>
                <draw:g>
                  <svg:desc>V2.C2:V2.C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361">
                <text:p>0.1361</text:p>
              </table:table-cell>
              <table:table-cell office:value-type="float" office:value="0.9618">
                <text:p>0.961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361">
                <text:p>0.1361</text:p>
              </table:table-cell>
              <table:table-cell office:value-type="float" office:value="0.9712">
                <text:p>0.97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47">
                <text:p>0.0847</text:p>
              </table:table-cell>
              <table:table-cell office:value-type="float" office:value="0.9757">
                <text:p>0.97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759">
                <text:p>0.0759</text:p>
              </table:table-cell>
              <table:table-cell office:value-type="float" office:value="0.9773">
                <text:p>0.97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691">
                <text:p>0.0691</text:p>
              </table:table-cell>
              <table:table-cell office:value-type="float" office:value="0.9791">
                <text:p>0.97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28">
                <text:p>0.0628</text:p>
              </table:table-cell>
              <table:table-cell office:value-type="float" office:value="0.9815">
                <text:p>0.98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99">
                <text:p>0.0599</text:p>
              </table:table-cell>
              <table:table-cell office:value-type="float" office:value="0.9821">
                <text:p>0.98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67">
                <text:p>0.0567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22">
                <text:p>0.0522</text:p>
              </table:table-cell>
              <table:table-cell office:value-type="float" office:value="0.9835">
                <text:p>0.98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497">
                <text:p>0.0497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78">
                <text:p>0.0478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55">
                <text:p>0.0455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1">
                <text:p>0.041</text:p>
              </table:table-cell>
              <table:table-cell office:value-type="float" office:value="0.9872">
                <text:p>0.987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04">
                <text:p>0.0404</text:p>
              </table:table-cell>
              <table:table-cell office:value-type="float" office:value="0.9874">
                <text:p>0.9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17cm" svg:y="0.316cm" chart:style-name="ch2">
          <text:p>Versión 3. Épocas, loss y aciertos</text:p>
        </chart:title>
        <chart:legend chart:legend-position="end" svg:x="14.16cm" svg:y="3.952cm" style:legend-expansion="high" chart:style-name="ch3"/>
        <chart:plot-area chart:style-name="ch4" table:cell-range-address="V3.A1:V3.C21" chart:data-source-has-labels="both" svg:x="0.32cm" svg:y="1.275cm" svg:width="13.52cm" svg:height="6.564cm">
          <chartooo:coordinate-region svg:x="1.047cm" svg:y="1.475cm" svg:width="12.606cm" svg:height="5.717cm"/>
          <chart:axis chart:dimension="x" chart:name="primary-x" chart:style-name="ch5" chartooo:axis-type="auto">
            <chartooo:date-scale/>
            <chart:title svg:x="6.56cm" svg:y="8.019cm" chart:style-name="ch6">
              <text:p>Época</text:p>
            </chart:title>
            <chart:categories table:cell-range-address="V3.A2:V3.A2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V3.B2:V3.B21" chart:label-cell-address="V3.B1:V3.B1" chart:class="chart:line">
            <chart:data-point chart:repeated="20"/>
          </chart:series>
          <chart:series chart:style-name="ch9" chart:values-cell-range-address="V3.C2:V3.C21" chart:label-cell-address="V3.C1:V3.C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  <draw:g>
                  <svg:desc>V3.B1:V3.B1</svg:desc>
                </draw:g>
              </table:table-cell>
              <table:table-cell office:value-type="string">
                <text:p>Acierto</text:p>
                <draw:g>
                  <svg:desc>V3.C1:V3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V3.A2:V3.A21</svg:desc>
                </draw:g>
              </table:table-cell>
              <table:table-cell office:value-type="float" office:value="0.197">
                <text:p>0.197</text:p>
                <draw:g>
                  <svg:desc>V3.B2:V3.B21</svg:desc>
                </draw:g>
              </table:table-cell>
              <table:table-cell office:value-type="float" office:value="0.9389">
                <text:p>0.9389</text:p>
                <draw:g>
                  <svg:desc>V3.C2:V3.C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6">
                <text:p>0.056</text:p>
              </table:table-cell>
              <table:table-cell office:value-type="float" office:value="0.9831">
                <text:p>0.98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85">
                <text:p>0.0385</text:p>
              </table:table-cell>
              <table:table-cell office:value-type="float" office:value="0.9882">
                <text:p>0.98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88">
                <text:p>0.0288</text:p>
              </table:table-cell>
              <table:table-cell office:value-type="float" office:value="0.9909">
                <text:p>0.99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27">
                <text:p>0.0227</text:p>
              </table:table-cell>
              <table:table-cell office:value-type="float" office:value="0.9934">
                <text:p>0.99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98">
                <text:p>0.0198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6">
                <text:p>0.016</text:p>
              </table:table-cell>
              <table:table-cell office:value-type="float" office:value="0.9952">
                <text:p>0.99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3">
                <text:p>0.013</text:p>
              </table:table-cell>
              <table:table-cell office:value-type="float" office:value="0.9957">
                <text:p>0.995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14">
                <text:p>0.0114</text:p>
              </table:table-cell>
              <table:table-cell office:value-type="float" office:value="0.9964">
                <text:p>0.99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86">
                <text:p>0.0086</text:p>
              </table:table-cell>
              <table:table-cell office:value-type="float" office:value="0.9972">
                <text:p>0.997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93">
                <text:p>0.0093</text:p>
              </table:table-cell>
              <table:table-cell office:value-type="float" office:value="0.9971">
                <text:p>0.997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88">
                <text:p>0.0088</text:p>
              </table:table-cell>
              <table:table-cell office:value-type="float" office:value="0.9973">
                <text:p>0.997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74">
                <text:p>0.0074</text:p>
              </table:table-cell>
              <table:table-cell office:value-type="float" office:value="0.9978">
                <text:p>0.99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78">
                <text:p>0.0078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55">
                <text:p>0.0055</text:p>
              </table:table-cell>
              <table:table-cell office:value-type="float" office:value="0.9983">
                <text:p>0.998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76">
                <text:p>0.0076</text:p>
              </table:table-cell>
              <table:table-cell office:value-type="float" office:value="0.9977">
                <text:p>0.997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6">
                <text:p>0.006</text:p>
              </table:table-cell>
              <table:table-cell office:value-type="float" office:value="0.9983">
                <text:p>0.998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64">
                <text:p>0.0064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39">
                <text:p>0.0039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54">
                <text:p>0.0054</text:p>
              </table:table-cell>
              <table:table-cell office:value-type="float" office:value="0.9985">
                <text:p>0.99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